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d14" officeooo:paragraph-rsid="0013fd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3:28:36.116436634</meta:creation-date>
    <dc:date>2018-11-29T13:29:11.939103340</dc:date>
    <meta:editing-duration>PT37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6.1.2.1$Linux_X86_64 LibreOffice_project/10$Build-1</meta:generator>
  </office:meta>
</office:document-meta>
</file>